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2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4008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008in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008in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008in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80">
            <text:p>80</text:p>
          </table:table-cell>
          <table:table-cell table:style-name="ce11" office:value-type="float" office:value="80">
            <text:p>8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26">
            <text:p>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514">
            <text:p>12051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6/19/2016</text:date>, <text:time>12:2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06-19T12:29:01.51</dc:date>
    <meta:editing-duration>PT21H41M34S</meta:editing-duration>
    <meta:editing-cycles>8</meta:editing-cycles>
    <meta:generator>OpenOffice/4.1.2$Win32 OpenOffice.org_project/412m3$Build-9782</meta:generator>
    <dc:creator>Romanos Trechlis</dc:creator>
    <meta:document-statistic meta:table-count="3" meta:cell-count="55" meta:object-count="0"/>
  </office:meta>
</office:document-meta>
</file>